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loext:contextual-spacing="false" fo:margin-top="0.278in" fo:margin-bottom="0.0835in" style:contextual-spacing="false" fo:text-align="center" style:justify-single-word="false"/>
      <style:text-properties officeooo:paragraph-rsid="001da735"/>
    </style:style>
    <style:style style:name="P2" style:family="paragraph" style:parent-style-name="Heading_20_2">
      <style:paragraph-properties loext:contextual-spacing="false" fo:margin-top="0.25in" fo:margin-bottom="0.0835in" style:contextual-spacing="false"/>
      <style:text-properties officeooo:paragraph-rsid="001da735"/>
    </style:style>
    <style:style style:name="P3" style:family="paragraph" style:parent-style-name="Standard">
      <style:paragraph-properties loext:contextual-spacing="false" fo:margin-top="0in" fo:margin-bottom="0in" style:contextual-spacing="false"/>
      <style:text-properties officeooo:rsid="001962c6" officeooo:paragraph-rsid="001da735"/>
    </style:style>
    <style:style style:name="P4" style:family="paragraph" style:parent-style-name="Standard">
      <style:paragraph-properties loext:contextual-spacing="false" fo:margin-top="0in" fo:margin-bottom="0in" style:contextual-spacing="false"/>
      <style:text-properties officeooo:paragraph-rsid="001da735"/>
    </style:style>
    <style:style style:name="P5" style:family="paragraph" style:parent-style-name="Standard">
      <style:paragraph-properties loext:contextual-spacing="false" fo:margin-top="0in" fo:margin-bottom="0in" style:contextual-spacing="false"/>
      <style:text-properties officeooo:paragraph-rsid="001dc12d"/>
    </style:style>
    <style:style style:name="P6" style:family="paragraph" style:parent-style-name="Standard">
      <style:paragraph-properties loext:contextual-spacing="true" fo:margin-left="0.5in" fo:margin-right="0in" fo:margin-top="0in" fo:margin-bottom="0in" style:contextual-spacing="false" fo:text-indent="-0.25in" style:auto-text-indent="false"/>
      <style:text-properties officeooo:rsid="001bbdec" officeooo:paragraph-rsid="001da735"/>
    </style:style>
    <style:style style:name="P7" style:family="paragraph" style:parent-style-name="Standard" style:list-style-name="WWNum1">
      <style:paragraph-properties loext:contextual-spacing="true" fo:margin-left="0.5in" fo:margin-right="0in" fo:margin-top="0in" fo:margin-bottom="0in" style:contextual-spacing="false" fo:text-indent="-0.25in" style:auto-text-indent="false"/>
      <style:text-properties officeooo:rsid="001bbdec" officeooo:paragraph-rsid="001da735"/>
    </style:style>
    <style:style style:name="P8" style:family="paragraph" style:parent-style-name="Standard">
      <style:paragraph-properties loext:contextual-spacing="true" fo:margin-left="0.5in" fo:margin-right="0in" fo:margin-top="0in" fo:margin-bottom="0in" style:contextual-spacing="false" fo:text-indent="-0.25in" style:auto-text-indent="false"/>
      <style:text-properties officeooo:rsid="001bbdec" officeooo:paragraph-rsid="001da735"/>
    </style:style>
    <style:style style:name="P9" style:family="paragraph" style:parent-style-name="Standard">
      <style:paragraph-properties loext:contextual-spacing="true" fo:margin-top="0in" fo:margin-bottom="0in" style:contextual-spacing="false"/>
      <style:text-properties officeooo:rsid="001dc12d" officeooo:paragraph-rsid="001dc12d"/>
    </style:style>
    <style:style style:name="P10" style:family="paragraph" style:parent-style-name="Standard">
      <style:paragraph-properties loext:contextual-spacing="false" fo:margin-top="0in" fo:margin-bottom="0in" style:contextual-spacing="false"/>
      <style:text-properties officeooo:rsid="001dc12d" officeooo:paragraph-rsid="001dc12d"/>
    </style:style>
    <style:style style:name="P11" style:family="paragraph" style:parent-style-name="Standard">
      <style:paragraph-properties fo:margin-top="0in" fo:margin-bottom="0in" style:contextual-spacing="false"/>
      <style:text-properties officeooo:paragraph-rsid="001dc12d"/>
    </style:style>
    <style:style style:name="P12" style:family="paragraph" style:parent-style-name="Standard" style:list-style-name="L1">
      <style:paragraph-properties fo:margin-top="0in" fo:margin-bottom="0in" style:contextual-spacing="false"/>
      <style:text-properties officeooo:paragraph-rsid="001dc12d"/>
    </style:style>
    <style:style style:name="P13" style:family="paragraph" style:parent-style-name="Standard" style:list-style-name="L2">
      <style:paragraph-properties fo:margin-top="0in" fo:margin-bottom="0in" style:contextual-spacing="false"/>
      <style:text-properties officeooo:paragraph-rsid="001da735"/>
    </style:style>
    <style:style style:name="P14" style:family="paragraph" style:parent-style-name="Standard">
      <style:paragraph-properties fo:margin-top="0in" fo:margin-bottom="0in" style:contextual-spacing="false"/>
      <style:text-properties officeooo:rsid="001f71e1" officeooo:paragraph-rsid="001f71e1"/>
    </style:style>
    <style:style style:name="P15" style:family="paragraph" style:parent-style-name="Title" style:master-page-name="Standard">
      <style:paragraph-properties loext:contextual-spacing="false" fo:margin-top="0in" fo:margin-bottom="0.0417in" style:contextual-spacing="false" fo:text-align="center" style:justify-single-word="false" style:page-number="1"/>
      <style:text-properties officeooo:paragraph-rsid="001da735"/>
    </style:style>
    <style:style style:name="T1" style:family="text">
      <style:text-properties officeooo:rsid="001962c6"/>
    </style:style>
    <style:style style:name="T2" style:family="text">
      <style:text-properties officeooo:rsid="001a1bc2"/>
    </style:style>
    <style:style style:name="T3" style:family="text">
      <style:text-properties officeooo:rsid="001bbdec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officeooo:rsid="001da735"/>
    </style:style>
    <style:style style:name="T6" style:family="text">
      <style:text-properties officeooo:rsid="001dc12d"/>
    </style:style>
    <style:style style:name="T7" style:family="text">
      <style:text-properties officeooo:rsid="001f71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print <text:span text:style-name="T5">3</text:span> Plan</text:p>
      <text:p text:style-name="P1"><text:bookmark text:name="_4gfe88dvxhnn"/>College Length Estimator Web Edition</text:p>
      <text:p text:style-name="P1"><text:bookmark text:name="_geydsrk871vr"/>Alpha Knights</text:p>
      <text:p text:style-name="P1"><text:bookmark text:name="_7mhjor1dyegt"/>Sprint Completion Date: 0<text:span text:style-name="T1">3</text:span>/<text:span text:style-name="T1">01</text:span>/2017</text:p>
      <text:p text:style-name="P1"><text:bookmark text:name="_g87xzchvr1il"/>Revision Number: 0.<text:span text:style-name="T1">0</text:span></text:p>
      <text:p text:style-name="P2"><text:bookmark text:name="_j1t2kofc24kx"/>Goal:</text:p>
      <text:p text:style-name="P3">In sprint 2 we will be focusing solely on <text:span text:style-name="T2">creating the ability for our application to handle scheduling of classes that require prerequisite or concurrent courses.</text:span></text:p>
      <text:p text:style-name="P4"/>
      <text:p text:style-name="P2"><text:bookmark text:name="_vnuwnpbsk3jm"/>Task Listing:</text:p>
      <text:p text:style-name="P4">User Story 1: <text:span text:style-name="T3">As a user I was the website to look nice</text:span></text:p>
      <text:list xml:id="list4029166991048694275" text:style-name="L2">
        <text:list-header>
          <text:p text:style-name="P13">Task 1: <text:span text:style-name="T6">Use CSS and Bootstrap to improve the visuals of the site (no ETA)</text:span></text:p>
        </text:list-header>
      </text:list>
      <text:list xml:id="list5419224935901275806" text:style-name="WWNum1">
        <text:list-header>
          <text:p text:style-name="P7"/>
        </text:list-header>
      </text:list>
      <text:p text:style-name="P4"/>
      <text:p text:style-name="P5">User Story 2: <text:s/><text:span text:style-name="T6">As a developer I want better processing of concurrent and prerequisite courses</text:span></text:p>
      <text:list xml:id="list7243878671695289111" text:style-name="L1">
        <text:list-header>
          <text:p text:style-name="P12">Task 1: Improve how we handle and display the requirements of prerequisite and concurrents (5 hours)</text:p>
        </text:list-header>
      </text:list>
      <text:p text:style-name="P11"/>
      <text:p text:style-name="P14">User Story 3: As a user I want to be able to export my completed schedule in a variety of different forms</text:p>
      <text:p text:style-name="P14"><text:tab/>Task 1: Allow the user to create a document containing all of the finished course schedule information in several different file types, such as PDF or DOC</text:p>
      <text:p text:style-name="P9"/>
      <text:p text:style-name="P10">User Story <text:span text:style-name="T7">4</text:span> (tentative / stretch goal): As a user I want to be able to not have to enter UCSC classes, and instead have them pulled directly from the UCSC website.</text:p>
      <text:p text:style-name="P6"><text:tab/><text:span text:style-name="T7">Task 1: Implement a webscraper to pull data from the UCSC department sites</text:span></text:p>
      <text:p text:style-name="P6"/>
      <text:p text:style-name="P6"><text:span text:style-name="T7"><text:tab/>Task 2: Implement a query from our website to our scraper when a user begins to enter course information</text:span></text:p>
      <text:p text:style-name="P6"/>
      <text:p text:style-name="P6"><text:span text:style-name="T7"><text:tab/>Task 3: Use the information pulled to create the course schedule</text:span></text:p>
      <text:p text:style-name="P2"><text:bookmark text:name="_l26l4lnk3je9"/><text:soft-page-break/>Team Roles:</text:p>
      <text:p text:style-name="P4">Tyler Schmidt: Developer</text:p>
      <text:p text:style-name="P4">Aiden McClelland: Developer</text:p>
      <text:p text:style-name="P4">James Huang: Developer</text:p>
      <text:p text:style-name="P4">Jinying Wu: Developer</text:p>
      <text:p text:style-name="P4">Luc Harvey: Developer</text:p>
      <text:p text:style-name="P4"/>
      <text:p text:style-name="P2"><text:bookmark text:name="_b0z0b5s4xfw6"/>Initial Task Assignment:</text:p>
      <text:p text:style-name="P4">Tyler Schmidt: <text:span text:style-name="T5">Developer / PO</text:span></text:p>
      <text:p text:style-name="P4">Aiden McClelland: <text:span text:style-name="T5">Developer</text:span></text:p>
      <text:p text:style-name="P4">James Huang: <text:span text:style-name="T5">Developer</text:span></text:p>
      <text:p text:style-name="P4">Jinying Wu: <text:span text:style-name="T5">Developer</text:span></text:p>
      <text:p text:style-name="P4">Luc Harvey: <text:span text:style-name="T5">Developer / Scrummaster</text:span></text:p>
      <text:p text:style-name="P2"><text:bookmark text:name="_pon0j3ovpeai"/></text:p>
      <text:p text:style-name="P4"/>
      <text:p text:style-name="P2"><text:bookmark text:name="_9bqu1q5u7ooh"/>Initial Scrum Board:</text:p>
      <text:p text:style-name="P4">Can be found on TargetProcess <text:a xlink:type="simple" xlink:href="https://tauboard.com/v/52758768ef23b0524f46beb522140549" text:style-name="Internet_20_link"><text:span text:style-name="T4">here</text:span></text:a>.</text:p>
      <text:p text:style-name="P4"/>
      <text:p text:style-name="P2"><text:bookmark text:name="_bl22xgip5qtg"/>Scrum Times:</text:p>
      <text:p text:style-name="P4">Tuesday @ 5:30 PM</text:p>
      <text:p text:style-name="P4">Wednesday @ 9:15 AM</text:p>
      <text:p text:style-name="P4">Thursday @ 5:30 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00:24:47.596000000</meta:creation-date>
    <meta:editing-duration>P0D</meta:editing-duration>
    <meta:editing-cycles>2</meta:editing-cycles>
    <meta:generator>LibreOffice/4.1.1.2$Windows_x86 LibreOffice_project/7e4286b58adc75a14f6d83f53a03b6c11fa2903</meta:generator>
    <dc:date>2017-03-04T00:29:34.864000000</dc:date>
    <meta:document-statistic meta:table-count="0" meta:image-count="0" meta:object-count="0" meta:page-count="2" meta:paragraph-count="37" meta:word-count="293" meta:character-count="1693" meta:non-whitespace-character-count="1433"/>
  </office:meta>
</office:document-meta>
</file>